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4000001F40C9E94A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ne" svg:font-family="none"/>
  </office:font-face-decls>
  <office:automatic-styles>
    <style:style style:name="P1" style:family="paragraph" style:parent-style-name="Standard">
      <style:text-properties fo:font-size="20pt" fo:language="es" fo:country="HN" officeooo:rsid="002f5a4d" officeooo:paragraph-rsid="002f5a4d" style:font-size-asian="17.5pt" style:font-size-complex="20pt"/>
    </style:style>
    <style:style style:name="P2" style:family="paragraph" style:parent-style-name="Standard">
      <style:text-properties fo:font-size="20pt" fo:language="es" fo:country="HN" officeooo:rsid="00352d96" officeooo:paragraph-rsid="00352d96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s" fo:country="HN" fo:font-weight="bold" officeooo:rsid="00352d96" officeooo:paragraph-rsid="00352d96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language="es" fo:country="HN" fo:font-weight="bold" officeooo:rsid="00352d96" officeooo:paragraph-rsid="00352d96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language="es" fo:country="HN" fo:font-weight="normal" officeooo:rsid="003577da" officeooo:paragraph-rsid="003577da" style:font-size-asian="17.5pt" style:font-weight-asian="normal" style:font-size-complex="20pt" style:font-weight-complex="normal"/>
    </style:style>
    <style:style style:name="P6" style:family="paragraph" style:parent-style-name="Standard">
      <style:text-properties style:font-name="Liberation Serif" fo:font-size="20pt" fo:language="es" fo:country="HN" officeooo:rsid="002f5a4d" officeooo:paragraph-rsid="00311fa2" style:font-size-asian="17.5pt" style:font-size-complex="20pt"/>
    </style:style>
    <style:style style:name="P7" style:family="paragraph" style:parent-style-name="Standard">
      <style:text-properties style:font-name="Liberation Serif" fo:font-size="20pt" fo:language="es" fo:country="HN" officeooo:rsid="002f5a4d" officeooo:paragraph-rsid="002f5a4d" style:font-size-asian="17.5pt" style:font-size-complex="20pt"/>
    </style:style>
    <style:style style:name="P8" style:family="paragraph" style:parent-style-name="Standard">
      <style:text-properties style:font-name="Liberation Serif" fo:font-size="20pt" fo:language="es" fo:country="HN" officeooo:rsid="00311fa2" officeooo:paragraph-rsid="00311fa2" style:font-size-asian="17.5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fo:language="es" fo:country="HN" fo:font-weight="bold" officeooo:rsid="002f5a4d" officeooo:paragraph-rsid="002f5a4d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0pt" fo:language="es" fo:country="HN" fo:font-weight="bold" officeooo:rsid="002f5a4d" officeooo:paragraph-rsid="00311fa2" style:font-size-asian="17.5pt" style:font-weight-asian="bold" style:font-size-complex="20pt" style:font-weight-complex="bold"/>
    </style:style>
    <style:style style:name="P11" style:family="paragraph" style:parent-style-name="Standard">
      <style:text-properties style:font-name="Liberation Serif" fo:font-size="20pt" fo:language="es" fo:country="HN" fo:font-weight="bold" officeooo:rsid="00311fa2" officeooo:paragraph-rsid="00311fa2" style:font-size-asian="17.5pt" style:font-weight-asian="bold" style:font-size-complex="20pt" style:font-weight-complex="bold"/>
    </style:style>
    <style:style style:name="P12" style:family="paragraph" style:parent-style-name="Standard">
      <style:text-properties style:font-name="Liberation Serif" fo:font-size="20pt" fo:language="es" fo:country="HN" fo:font-weight="bold" officeooo:rsid="0032fc52" officeooo:paragraph-rsid="0032fc52" style:font-size-asian="17.5pt" style:font-weight-asian="bold" style:font-size-complex="20pt" style:font-weight-complex="bold"/>
    </style:style>
    <style:style style:name="P13" style:family="paragraph" style:parent-style-name="Standard">
      <style:text-properties style:font-name="Liberation Serif" fo:language="es" fo:country="HN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fo:font-size="20pt" fo:language="es" fo:country="HN" style:text-underline-style="none" fo:font-weight="bold" officeooo:rsid="00352d96" officeooo:paragraph-rsid="00352d96" style:font-size-asian="17.5pt" style:font-weight-asian="bold" style:font-size-complex="20pt" style:font-weight-complex="bold"/>
    </style:style>
    <style:style style:name="P15" style:family="paragraph" style:parent-style-name="Heading_20_1">
      <style:text-properties fo:language="es" fo:country="HN"/>
    </style:style>
    <style:style style:name="P16" style:family="paragraph" style:parent-style-name="Heading_20_1">
      <style:paragraph-properties fo:text-align="center" style:justify-single-word="false"/>
      <style:text-properties fo:language="es" fo:country="HN"/>
    </style:style>
    <style:style style:name="P17" style:family="paragraph" style:parent-style-name="Standard">
      <style:paragraph-properties fo:text-align="start" style:justify-single-word="false"/>
      <style:text-properties fo:font-size="20pt" fo:language="es" fo:country="HN" fo:font-weight="normal" officeooo:rsid="00352d96" officeooo:paragraph-rsid="00352d96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0pt" fo:language="es" fo:country="HN" fo:font-weight="bold" officeooo:rsid="00369230" officeooo:paragraph-rsid="003577da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language="es" fo:country="HN" fo:font-weight="bold" officeooo:rsid="00369230" officeooo:paragraph-rsid="003bc3a9" style:font-size-asian="17.5pt" style:font-weight-asian="bold" style:font-size-complex="20pt" style:font-weight-complex="bold"/>
    </style:style>
    <style:style style:name="P20" style:family="paragraph" style:parent-style-name="Standard">
      <style:text-properties fo:language="es" fo:country="HN" officeooo:rsid="0022e8dc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69230" officeooo:paragraph-rsid="003577da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69230" officeooo:paragraph-rsid="003bc3a9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69230" officeooo:paragraph-rsid="003bcc4b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69230" officeooo:paragraph-rsid="003c3590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69230" officeooo:paragraph-rsid="003cf294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a206e" officeooo:paragraph-rsid="003a206e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69230" officeooo:paragraph-rsid="003c3590" fo:background-color="transparent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bold" officeooo:rsid="003e9080" officeooo:paragraph-rsid="003e9080" fo:background-color="transparent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normal" officeooo:rsid="00369230" officeooo:paragraph-rsid="003577da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20pt" fo:language="es" fo:country="HN" fo:font-weight="normal" officeooo:rsid="003e9080" officeooo:paragraph-rsid="003e9080" fo:background-color="transparent" style:font-size-asian="17.5pt" style:font-weight-asian="normal" style:font-size-complex="20pt" style:font-weight-complex="normal"/>
    </style:style>
    <style:style style:name="T1" style:family="text">
      <style:text-properties officeooo:rsid="001bf2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2a0" style:font-weight-asian="bold" style:font-weight-complex="bold"/>
    </style:style>
    <style:style style:name="T4" style:family="text">
      <style:text-properties fo:font-weight="bold" officeooo:rsid="0032e0bf" style:font-weight-asian="bold" style:font-weight-complex="bold"/>
    </style:style>
    <style:style style:name="T5" style:family="text">
      <style:text-properties fo:font-weight="bold" officeooo:rsid="0032fc52" style:font-weight-asian="bold" style:font-weight-complex="bold"/>
    </style:style>
    <style:style style:name="T6" style:family="text">
      <style:text-properties fo:font-weight="bold" officeooo:rsid="003625c2" style:font-weight-asian="bold" style:font-weight-complex="bold"/>
    </style:style>
    <style:style style:name="T7" style:family="text">
      <style:text-properties fo:font-weight="bold" officeooo:rsid="00369230" style:font-weight-asian="bold" style:font-weight-complex="bold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fo:font-weight="normal" style:font-weight-asian="normal" style:font-weight-complex="normal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officeooo:rsid="0032e0bf"/>
    </style:style>
    <style:style style:name="T12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311fa2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fo:font-style="normal" fo:font-weight="bold" officeooo:rsid="002f5a4d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69230" style:font-weight-asian="normal" style:font-weight-complex="normal"/>
    </style:style>
    <style:style style:name="T20" style:family="text">
      <style:text-properties fo:font-weight="normal" officeooo:rsid="003c359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032e0bf"/>
    </style:style>
    <style:style style:name="T24" style:family="text">
      <style:text-properties officeooo:rsid="003577da"/>
    </style:style>
    <style:style style:name="T25" style:family="text">
      <style:text-properties officeooo:rsid="00380ed3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fo:font-weight="normal" style:font-weight-asian="normal" style:font-weight-complex="normal"/>
    </style:style>
    <style:style style:name="T28" style:family="text">
      <style:text-properties fo:color="#ff0000" loext:opacity="100%"/>
    </style:style>
    <style:style style:name="T29" style:family="text">
      <style:text-properties fo:color="#ff0000" loext:opacity="100%" fo:font-weight="normal" style:font-weight-asian="normal" style:font-weight-complex="normal"/>
    </style:style>
    <style:style style:name="T30" style:family="text">
      <style:text-properties fo:color="#ff0000" loext:opacity="100%" fo:font-weight="normal" fo:background-color="#ffff00" loext:char-shading-value="0" style:font-weight-asian="normal" style:font-weight-complex="normal"/>
    </style:style>
    <style:style style:name="T31" style:family="text">
      <style:text-properties fo:color="#ff0000" loext:opacity="100%" fo:font-weight="normal" fo:background-color="#ffff00" loext:char-shading-value="0" style:font-weight-asian="normal" style:font-weight-complex="normal"/>
    </style:style>
    <style:style style:name="T32" style:family="text">
      <style:text-properties fo:color="#ff0000" loext:opacity="100%"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fo:color="#ff0000" loext:opacity="100%"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34" style:family="text">
      <style:text-properties fo:color="#ff0000" loext:opacity="100%" fo:background-color="#ffff6d" loext:char-shading-value="0"/>
    </style:style>
    <style:style style:name="T35" style:family="text">
      <style:text-properties officeooo:rsid="003bcc4b"/>
    </style:style>
    <style:style style:name="T36" style:family="text">
      <style:text-properties officeooo:rsid="003c35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16" text:outline-level="1">Dios es Santo</text:h>
      <text:p text:style-name="P7"><text:span text:style-name="T2">Levíticio 11:45</text:span> Porque yo soy Jehová, que os hago subir de la tierra de Egipto para seros por Dios. <text:span text:style-name="T8">Seréis pues santos,</text:span> porque yo soy santo.</text:p>
      <text:p text:style-name="P7"/>
      <text:p text:style-name="P7"><text:span text:style-name="T2">Levíticio 19:1 </text:span>Y habló Jehová a Moisés, diciendo: <text:s/>2 Habla a toda la congregación de los hijos de Israel, y díles: <text:span text:style-name="T8">Santos seréis,</text:span> porque santo soy yo, Jehová vuestro Dios.</text:p>
      <text:p text:style-name="P7"/>
      <text:p text:style-name="P9">Dios ordena a su pueblo que sea santo</text:p>
      <text:p text:style-name="P7"><text:span text:style-name="T2">Levíticio 20:7 ¶ </text:span><text:span text:style-name="T18">Santificáos pues, </text:span><text:span text:style-name="T9">y sed santos</text:span><text:span text:style-name="T18">, porque yo Jehová soy vuestro Dios. </text:span></text:p>
      <text:p text:style-name="P7"/>
      <text:p text:style-name="P7"><text:s/><text:span text:style-name="T2">Levíticio 20:22</text:span> ¶ Guardád pues todos mis estatutos, y todos mis derechos, y hacédlos, y no os vomitará la tierra, en la cual yo os meto, para que habitéis en ella. <text:s/></text:p>
      <text:p text:style-name="P7"><text:span text:style-name="T2">23</text:span> Y no andéis en los estatutos de la gente, que yo echaré de delante de vosotros: porque ellos hicieron todas estas cosas, y yo los tuve en abominación: <text:s/></text:p>
      <text:p text:style-name="P7"><text:span text:style-name="T2">24</text:span> Y os he dicho a vosotros: Vosotros poseeréis la tierra de ellos, y yo la daré a vosotros, para que la poseáis por heredad, tierra que corre leche y miel: Yo Jehová vuestro Dios, que os he apartado de los pueblos. </text:p>
      <text:p text:style-name="P1"/>
      <text:p text:style-name="P1"/>
      <text:p text:style-name="P1"/>
      <text:p text:style-name="P1"><text:soft-page-break/></text:p>
      <text:p text:style-name="P7"><text:span text:style-name="T14">Hebreos 12:14 </text:span><text:span text:style-name="T13">Seguíd la paz con todos; y la </text:span><text:span text:style-name="T17">santidad</text:span><text:span text:style-name="T13">, sin la cual nadie verá al Señor. </text:span></text:p>
      <text:p text:style-name="P1"/>
      <text:p text:style-name="P7"><text:span text:style-name="T14">Deuteronomio 7:6</text:span><text:span text:style-name="T13"> ¶ Porque tú eres pueblo santo a Jehová tu Dios: Jehová tu Dios t</text:span><text:span text:style-name="T17">e ha escogido para ser a él un pueblo singular más que todos los pueblo</text:span><text:span text:style-name="T13">s, que están sobre la haz de la tierra.</text:span></text:p>
      <text:h text:style-name="P16" text:outline-level="1">Dios es uno</text:h>
      <text:p text:style-name="P6"><text:span text:style-name="T14">Deuteronomio </text:span><text:span text:style-name="T15">4</text:span><text:span text:style-name="T14">:</text:span><text:span text:style-name="T2">39 </text:span>Aprende pues hoy, y reduce a tu corazón que Jehová él es el Dios arriba en el cielo, y abajo sobre la tierra, <text:span text:style-name="T8">no hay otro.</text:span></text:p>
      <text:p text:style-name="P6"/>
      <text:p text:style-name="P6"><text:span text:style-name="T14">Deuteronomio </text:span><text:span text:style-name="T15">6</text:span><text:span text:style-name="T14">:</text:span><text:span text:style-name="T2">4</text:span> Oye Israel, Jehová nuestro Dios, <text:span text:style-name="T8">Jehová uno es</text:span>.</text:p>
      <text:p text:style-name="P6"/>
      <text:p text:style-name="P6"><text:span text:style-name="T2">Isaías </text:span><text:span text:style-name="T4">44:</text:span><text:span text:style-name="T2">6 </text:span>¶ Así dice Jehová, Rey de Israel, y su Redentor, Jehová de los ejércitos: Yo el primero, y yo el postrero, y <text:span text:style-name="T8">fuera de mi no hay Dios</text:span>.</text:p>
      <text:p text:style-name="P6"><text:span text:style-name="T23">8 No temáis, ni os amedrentéis: ¿No te hice oír desde entonces, y te dije antes lo que estaba por venir? </text:span><text:span text:style-name="T11">Luego vosotros sois mis testigos, que no haya Dios si no yo; y que no haya fuerte, que yo no conozca</text:span><text:span text:style-name="T23">.</text:span></text:p>
      <text:p text:style-name="P6"/>
      <text:p text:style-name="P10"/>
      <text:p text:style-name="P10"/>
      <text:p text:style-name="P10"><text:soft-page-break/>Dios creó los cielos y la tierra solo, no hay dioses con él</text:p>
      <text:p text:style-name="P8"/>
      <text:p text:style-name="P8"><text:span text:style-name="T16">Deuteronomio </text:span><text:span text:style-name="T14">32</text:span><text:span text:style-name="T2">:39</text:span> Ved ahora que yo, yo soy, <text:span text:style-name="T8">y no hay dioses conmigo</text:span>: yo hago morir, y yo hago vivir: yo hiero y yo curo: y no hay quien escape de mi mano. </text:p>
      <text:p text:style-name="P8"/>
      <text:p text:style-name="P8"><text:span text:style-name="T2">Isaias 44:24</text:span> Así dice Jehová, <text:span text:style-name="T8">Redentor</text:span> tuyo, <text:span text:style-name="T21">y</text:span> <text:span text:style-name="T8">formador</text:span> tuyo desde el vientre: Yo Jehová, que lo hago todo, que extiendo solo <text:span text:style-name="T10">los cielos</text:span>, que extiendo la tierra <text:span text:style-name="T8">por mi mismo</text:span>: </text:p>
      <text:p text:style-name="P8"/>
      <text:p text:style-name="P8">Examine <text:span text:style-name="T23">v</text:span>24 de Isaías 44 cuidadosamente y memoríquelo.Dios nos está hablando claramente que él es el <text:span text:style-name="T8">redentor</text:span> <text:span text:style-name="T21">y</text:span> el <text:span text:style-name="T8">creador</text:span> (una persona es ambas) y creó los cielos solo, ¡y la tierra solo!</text:p>
      <text:p text:style-name="P8"/>
      <text:p text:style-name="P8"><text:span text:style-name="T5">Isaias 43:</text:span><text:span text:style-name="T2">10 </text:span>Vosotros sois mis testigos, dice Jehová, y mi siervo, que yo escogí: para que me conozcáis, y creáis, y entendáis, que yo mismo soy: antes de mí no fue formado Dios, ni <text:span text:style-name="T2">lo será </text:span><text:span text:style-name="T10">después de mí</text:span><text:span text:style-name="T8">.</text:span> <text:s/>11 Yo, yo Jehová; y <text:span text:style-name="T8">fuera de mí no hay quien salve.</text:span> </text:p>
      <text:p text:style-name="P8"/>
      <text:p text:style-name="P11">Memorizar V10 y V11 de Isaías 43</text:p>
      <text:p text:style-name="P12"><text:tab/>¿Quién es el creador?</text:p>
      <text:p text:style-name="P12"><text:tab/>¿Quién es el redentor?</text:p>
      <text:p text:style-name="P12"><text:tab/>¿Quién es el Salvador?</text:p>
      <text:p text:style-name="P12"><text:tab/>¿Dios tenía otra persona con él en la creación?</text:p>
      <text:p text:style-name="P12"/>
      <text:p text:style-name="P2"><text:soft-page-break/><text:span text:style-name="T2">Marcos 12:28</text:span> ¶ Y llegándose uno de los escribas, que los había oído disputar, y sabía que les había respondido bien, le preguntó: ¿Cuál es el más <text:span text:style-name="T8">principal mandamiento</text:span> de todos? </text:p>
      <text:p text:style-name="P2">29 Y Jesús le respondió: El más principal mandamiento de todos es: Oye, Israel, el Señor nuestro Dios, el Señor, <text:span text:style-name="T10">uno</text:span> es. <text:s/>30 Amarás pues al Señor tu Dios de todo tu corazón, y de toda tu alma, y de todo tu entendimiento, y de todas tus fuerzas: éste es el más principal mandamiento. </text:p>
      <text:p text:style-name="P2">31 Y el segundo es semejante a él: Amarás a tu prójimo, como a ti mismo. No hay otro mandamiento mayor que estos. </text:p>
      <text:p text:style-name="P2">32 Entonces el escriba le dijo: Bien, Maestro, verdad has dicho, porque uno es Dios, y no hay otro fuera de él; </text:p>
      <text:p text:style-name="P2">33 Y amarle de todo corazón, y de todo entendimiento, y de toda el alma, y de todas las fuerzas, y amar al prójimo como a sí mismo, más es que todos los holocaustos y sacrificios. </text:p>
      <text:p text:style-name="P2">34 Jesús entonces viendo que había respondido sabiamente, le dijo: No estás lejos del reino de Dios. Y ninguno le osaba ya preguntar. </text:p>
      <text:p text:style-name="P14">Dios es Espíritu</text:p>
      <text:p text:style-name="P4">Lucas 24:39<text:span text:style-name="T18"> Mirád mis manos y mis píes, que yo mismo soy. Palpád, y ved; que el espíritu </text:span><text:span text:style-name="T12">ni tiene carne ni huesos</text:span><text:span text:style-name="T18">, como veis que yo tengo.</text:span></text:p>
      <text:p text:style-name="P4">Juan 4:23<text:span text:style-name="T18"> Mas la hora viene, y ahora es, cuando los verdaderos adoradores adorarán al Padre en espíritu y en verdad; porque también el Padre tales busca que le adoren. <text:s/>24 </text:span><text:span text:style-name="T12">Dios es Espíritu</text:span><text:span text:style-name="T18">, y los que le adoran, en </text:span>espíritu<text:span text:style-name="T18"> y en </text:span>verdad<text:span text:style-name="T18"> es menester que le adoren. </text:span></text:p>
      <text:p text:style-name="P4"><text:soft-page-break/><text:span text:style-name="T18"/></text:p>
      <text:p text:style-name="P4"><text:span text:style-name="T18">Entonces, cuando la Biblia dice que </text:span><text:span text:style-name="T22">Dios es un espíritu</text:span><text:span text:style-name="T18">, significa que no puede ser visto o tocado físicamente por seres humanos.Como Espíritu, él es un ser inteligente y sobrenatural que no tiene un cuerpo físico. </text:span></text:p>
      <text:p text:style-name="P4"><text:span text:style-name="T18"/></text:p>
      <text:p text:style-name="P4">Juan 1:18<text:span text:style-name="T18"> A Dios nadie le vio jamás: el unigénito hijo que está en el seno del Padre, él nos le declaró. </text:span></text:p>
      <text:p text:style-name="P4"><text:span text:style-name="T18"/></text:p>
      <text:p text:style-name="P4"><text:span text:style-name="T18"/></text:p>
      <text:p text:style-name="P17">Dios le dijo a Moisés: “No puedes ver mi rostro:</text:p>
      <text:p text:style-name="P17">porque no me vea ningún hombre y vive ”(Éxodo</text:p>
      <text:p text:style-name="P4"><text:span text:style-name="T18">33:20)."Ningún hombre ha visto a Dios en ningún momento" (Juan 1:18; 1 Juan 4:12).No solo ningún hombre ha visto nunca Dios, pero ningún hombre puede ver a Dios (I Timoteo 6:16).Varios </text:span><text:span text:style-name="T19">tiempos</text:span><text:span text:style-name="T18"> la Biblia describe a Dios como invisible (Colosenses1:15; I Timoteo 1:17; Hebreos 11:27). <text:s/>Aunque hombre puede ver a Dios cuando aparece en varias formas, no</text:span></text:p>
      <text:p text:style-name="P17">el hombre puede ver directamente el espíritu invisible de Dios</text:p>
      <text:p text:style-name="P4"><text:span text:style-name="T18"/></text:p>
      <text:p text:style-name="P3">Dios es omnipresente</text:p>
      <text:p text:style-name="P4">1 <text:span text:style-name="T24">Reyes</text:span> 8:27 <text:span text:style-name="T18">¿Es verdad que Dios haya de morar sobre la tierra? He aquí que los cielos, los cielos de los cielos, no te comprenden, ¿cuánto menos esta casa que yo he edificado?</text:span></text:p>
      <text:p text:style-name="P4"><text:span text:style-name="T18"/></text:p>
      <text:p text:style-name="P5"><text:soft-page-break/><text:span text:style-name="T2">Isaias 66:1</text:span> Jehová dijo así: El cielo es mi trono, y la tierra estrado de mis pies: ¿Dónde quedará esta casa que me habéis edificado; y dónde quedará este lugar de mi reposo?</text:p>
      <text:p text:style-name="P5">2 Mi mano hizo todas estas cosas, y por ella todos estas cosas fueron, dijo Jehová: a aquel pues miraré que es pobre y abatido de espíritu, y que tiembla a mi palabra. </text:p>
      <text:p text:style-name="P5"/>
      <text:p text:style-name="P5"><text:span text:style-name="T6">Salmos 139:</text:span><text:span text:style-name="T2">7</text:span> ¿A dónde me iré de tu Espíritu? ¿y a dónde huiré de delante de ti? <text:s/>8 Si subiere a los cielos, allí estás tú; y si hiciere mi estrado en el infierno, héte allí. <text:s/>9 Si tomare las alas del alba, y habitare en el cabo de la mar, <text:s/>10 Aun allí me guiará tu mano; y me trabará tu diestra. <text:s/>11 Si dijere: Ciertamente las tinieblas me encubrirán: aun la noche resplandecerá por causa de mí. <text:s/>12 Aun las tinieblas no encubren nada de ti; y la noche resplandece como el día: las tinieblas son como la luz. <text:s/>13 Porque tú poseiste mis riñones; cubrísteme en el vientre de mi madre.</text:p>
      <text:p text:style-name="P5"/>
      <text:p text:style-name="P5">Siete espíritus de Dios = <text:span text:style-name="T2">Isaías 11:1</text:span></text:p>
      <text:p text:style-name="P5"><text:span text:style-name="T2">Cuantos tronos hay en el cielo? </text:span><text:span text:style-name="T7">Rev. 4:2</text:span></text:p>
      <text:p text:style-name="P18">El trono de ________ y ​​del ________ Rev. 22:1-4</text:p>
      <text:p text:style-name="P18">¿Quién está sentado en el trono?</text:p>
      <text:p text:style-name="P18"><text:span text:style-name="T9"/></text:p>
      <text:p text:style-name="P21">Apocalipsis 4:1<text:span text:style-name="T18"> <text:s/>Después de esto miré, y he aquí una puerta abierta en el cielo; y la primera voz que oí, como de trompeta, hablando conmigo, dijo: Sube acá, y yo te mostraré las cosas que sucederán después de éstas.</text:span></text:p>
      <text:p text:style-name="P21"><text:soft-page-break/><text:span text:style-name="T18">2 <text:s/>Y al instante yo estaba en el Espíritu; y he aquí, un trono establecido en el cielo, y </text:span>en el trono, uno sentado<text:span text:style-name="T18">.</text:span></text:p>
      <text:p text:style-name="P21"><text:span text:style-name="T18"/></text:p>
      <text:p text:style-name="P19"><text:span text:style-name="T26">Apocalipsis 5:1</text:span><text:span text:style-name="T27"> <text:s/>Y vi en la mano derecha del que estaba sentado en el trono un libro escrito por dentro y por fuera, sellado con siete sellos.</text:span></text:p>
      <text:p text:style-name="P21"><text:span text:style-name="T18">2 <text:s/>Y vi a un ángel fuerte que pregonaba a gran voz: ¿Quién es digno de abrir el libro y desatar sus sellos?</text:span></text:p>
      <text:p text:style-name="P21"><text:span text:style-name="T18">3 <text:s/>Y ninguno, ni en el cielo ni en la tierra ni debajo de la tierra, podía abrir el libro, ni aun mirarlo.</text:span></text:p>
      <text:p text:style-name="P21"><text:span text:style-name="T18">4 <text:s/>Y lloraba yo mucho, porque no se había hallado a ninguno digno de abrir el libro, ni de leerlo, ni de mirarlo.</text:span></text:p>
      <text:p text:style-name="P21"><text:span text:style-name="T18">5 <text:s/>Y uno de los ancianos me dijo: No llores. He aquí que el León de la tribu de Judá, la raíz de David, ha vencido para abrir el libro y desatar sus siete sellos.</text:span></text:p>
      <text:p text:style-name="P21"><text:span text:style-name="T18">6 <text:s/>Y miré, y vi que en medio del trono y de los cuatro seres vivientes, y en medio de los ancianos, estaba en pie un Cordero como inmolado, que tenía siete cuernos, y siete ojos, los cuales </text:span><text:span text:style-name="T29">son los siete espíritus de Dios</text:span><text:span text:style-name="T18"> enviados por toda la tierra.</text:span></text:p>
      <text:p text:style-name="P21"><text:span text:style-name="T18">7 <text:s/>Y vino, y tomó el libro de la mano derecha del que estaba sentado en el trono.</text:span></text:p>
      <text:p text:style-name="P21"><text:span text:style-name="T18"/></text:p>
      <text:p text:style-name="P19">Isa<text:span text:style-name="T25">ias</text:span> 11:1 <text:s/><text:span text:style-name="T18">Saldrá una vara del tronco de Isaí, y un vástago retoñará de sus raíces.</text:span></text:p>
      <text:p text:style-name="P19"><text:soft-page-break/>Isa<text:span text:style-name="T25">ias</text:span> 11:2 <text:s/><text:span text:style-name="T18">Y reposará sobre él el </text:span><text:span text:style-name="T9">Espíritu</text:span><text:span text:style-name="T18"> </text:span><text:span text:style-name="T9">de Jehová</text:span><text:span text:style-name="T18">; espíritu de </text:span><text:span text:style-name="T9">sabiduría</text:span><text:span text:style-name="T18"> y de </text:span><text:span text:style-name="T9">inteligencia</text:span><text:span text:style-name="T18">, espíritu de </text:span><text:span text:style-name="T9">consejo</text:span><text:span text:style-name="T18"> y de </text:span><text:span text:style-name="T9">poder</text:span><text:span text:style-name="T18">, espíritu de </text:span><text:span text:style-name="T9">conocimiento</text:span><text:span text:style-name="T18"> y de </text:span><text:span text:style-name="T9">temor de Jehová.</text:span></text:p>
      <text:p text:style-name="P19"><text:span text:style-name="T9"/></text:p>
      <text:p text:style-name="P22"><text:span text:style-name="T18">Juan vio el cielo en esta visión: ¡las Escrituras dicen que estaba en el Espíritu! <text:s/>Vio UN trono en el Cielo y UNO que estaba sentado en el trono. <text:s/></text:span></text:p>
      <text:p text:style-name="P18"><text:span text:style-name="T9"/></text:p>
      <text:p text:style-name="P21"><text:span text:style-name="T18">Cualquier visión del cielo contraria a ésta no es cierta. Podemos confiar en la visión de las Escrituras y lo que Juan vio es la Verdadera Visión de lo que hay en el Cielo. <text:s/>En el capítulo 5, vemos al Cordero siendo separado del que está en el trono, pudiendo abrir los sellos del libro. <text:s/>Se refiere a la humanidad de Jesús, simiente de David de la tribu de Judá, producto del Espíritu de Dios y la virgen María.</text:span></text:p>
      <text:p text:style-name="P21"><text:span text:style-name="T18"/></text:p>
      <text:p text:style-name="P21"><text:span text:style-name="T18">Al leer el capítulo 5 y el capítulo 22, vemos claramente que el Cordero es en verdad uno con Dios y está sentado en el trono. Al mirar a Daniel 7 (el Anciano de los Días) y Apocalipsis 19, vemos que esta declaración de las Escrituras identifica el papel del Hijo de Dios: la humanidad de Jesús es el sacrificio y proporciona la sangre necesaria para redimir a la humanidad para Dios.</text:span></text:p>
      <text:p text:style-name="P21"><text:span text:style-name="T18"/></text:p>
      <text:p text:style-name="P21">Dan<text:span text:style-name="T35">iel</text:span> 7:9 <text:s/><text:span text:style-name="T18">Estuve mirando hasta que fueron puestos tronos, y se sentó un </text:span><text:span text:style-name="T29">Anciano de días</text:span><text:span text:style-name="T18">, cuyo vestido era blanco como </text:span><text:soft-page-break/><text:span text:style-name="T18">la nieve, y el pelo de su cabeza como lana limpia; su trono llama de fuego, y las ruedas del mismo, fuego ardiente.</text:span></text:p>
      <text:p text:style-name="P21"><text:span text:style-name="T18"/></text:p>
      <text:p text:style-name="P21"><text:span text:style-name="T18">Daniel vio al anciano de Días - el SEÑOR que viene a pelear contra los reinos que vienen contra Israel.</text:span></text:p>
      <text:p text:style-name="P21"><text:span text:style-name="T18"/></text:p>
      <text:p text:style-name="P23">Apocalipsis 19:13 <text:s/><text:span text:style-name="T18">Estaba vestido de </text:span><text:span text:style-name="T31">una ropa teñida en sangre</text:span><text:span text:style-name="T18">; y su nombre es: EL VERBO DE DIOS.</text:span></text:p>
      <text:p text:style-name="P29">14 <text:s/>Y los ejércitos celestiales, vestidos de lino finísimo, blanco y limpio, le seguían en caballos blancos.</text:p>
      <text:p text:style-name="P21"><text:span text:style-name="T18"/></text:p>
      <text:p text:style-name="P21"><text:span text:style-name="T18">La diferencia entre lo que Daniel vio y lo que Juan ve aquí: el Anciano de los Días TIENE sangre y está envuelto en humanidad. Dios fue manifestado en carne (</text:span>1 Timoteo 3:16<text:span text:style-name="T18">) y cuando nació en carne, vendrá a salvar a Israel - Jesucristo es el Dios de Israel manifestado en carne.</text:span></text:p>
      <text:p text:style-name="P21"><text:span text:style-name="T18"/></text:p>
      <text:p text:style-name="P21"><text:span text:style-name="T36">Zacarías</text:span> 12:8<text:span text:style-name="T18"> <text:s/>En aquel día Jehová defenderá al morador de Jerusalén; el que entre ellos fuere débil, en aquel tiempo será como David; y la casa de David como Dios, como el ángel de Jehová delante de ellos.</text:span></text:p>
      <text:p text:style-name="P21"><text:span text:style-name="T18">9 <text:s/>Y en aquel día yo procuraré destruir a todas las naciones que vinieren contra Jerusalén.</text:span></text:p>
      <text:p text:style-name="P21"><text:span text:style-name="T18">10 <text:s/>Y derramaré sobre la casa de David, y sobre los moradores de Jerusalén, espíritu de gracia y de oración; y </text:span><text:span text:style-name="T32">mirarán a mí, a quien </text:span><text:span text:style-name="T33">traspasaron</text:span><text:span text:style-name="T18">, y llorarán como se llora por </text:span><text:soft-page-break/><text:span text:style-name="T18">hijo unigénito, afligiéndose por él como quien se aflige por el primogénito.</text:span></text:p>
      <text:p text:style-name="P21"><text:span text:style-name="T18"/></text:p>
      <text:p text:style-name="P24"><text:span text:style-name="T36">Zacarías</text:span> 13:6 <text:s/><text:span text:style-name="T18">Y le preguntarán: ¿Qué heridas son estas en tus manos? Y él responderá: Con ellas fui herido en casa de mis amigos.</text:span></text:p>
      <text:p text:style-name="P21"><text:span text:style-name="T18"/></text:p>
      <text:p text:style-name="P24"><text:span text:style-name="T36">Zacarías</text:span><text:span text:style-name="T18"> </text:span><text:span text:style-name="T36">14:9</text:span><text:span text:style-name="T18"> <text:s/>Y Jehová será rey sobre toda la tierra. En aquel día </text:span><text:span text:style-name="T29">Jehová será uno</text:span><text:span text:style-name="T18">, y </text:span><text:span text:style-name="T32">uno su nombre</text:span><text:span text:style-name="T18">.</text:span></text:p>
      <text:p text:style-name="P24"><text:span text:style-name="T18"/></text:p>
      <text:p text:style-name="P25">Apocalipsis 22:1 <text:s/><text:span text:style-name="T18">Después me mostró un río limpio de agua de vida, resplandeciente como cristal, que salía del trono de Dios y del Cordero.</text:span></text:p>
      <text:p text:style-name="P24">2 <text:s/><text:span text:style-name="T18">En medio de la calle de la ciudad, y a uno y otro lado del río, estaba el árbol de la vida, que produce doce frutos, dando cada mes su fruto; y las hojas del árbol eran para la sanidad de las naciones.</text:span></text:p>
      <text:p text:style-name="P24">3 <text:s/><text:span text:style-name="T18">Y no habrá más maldición; y </text:span><text:span text:style-name="T29">el trono de Dios y del Cordero</text:span><text:span text:style-name="T18"> estará en ella, y sus siervos le servirán,</text:span></text:p>
      <text:p text:style-name="P24">4 <text:s/><text:span text:style-name="T18">y verán </text:span><text:span text:style-name="T29">su rostro</text:span><text:span text:style-name="T18">, y </text:span><text:span text:style-name="T29">su nombre estará en sus frentes</text:span><text:span text:style-name="T18">.</text:span></text:p>
      <text:p text:style-name="P24"><text:span text:style-name="T18"/></text:p>
      <text:p text:style-name="P24">El Señor Dios de los profetas envía su ángel</text:p>
      <text:p text:style-name="P24">6 <text:s/><text:span text:style-name="T18">Y me dijo: Estas palabras son fieles y verdaderas. Y el Señor, </text:span><text:span text:style-name="T32">el Dios de los espíritus de los profetas</text:span><text:span text:style-name="T18">, </text:span><text:span text:style-name="T31">ha enviado su ángel</text:span><text:span text:style-name="T18">, para mostrar a sus siervos las cosas que deben suceder pronto.</text:span></text:p>
      <text:p text:style-name="P24"><text:span text:style-name="T18"/></text:p>
      <text:p text:style-name="P24"><text:soft-page-break/><text:span text:style-name="T18">16 <text:s/></text:span><text:span text:style-name="T29">Yo Jesús he </text:span><text:span text:style-name="T31">enviado mi ángel</text:span><text:span text:style-name="T29"> para daros testimonio de estas cosas en las iglesias. Yo soy la raíz y el linaje de David, la estrella resplandeciente de la mañana.</text:span></text:p>
      <text:p text:style-name="P24"><text:span text:style-name="T29"/></text:p>
      <text:p text:style-name="P27">El Señor Dios de los Santos Profetas se manifestó en carne y se reveló a nosotros en el nombre de Jesucristo.</text:p>
      <text:p text:style-name="P27"/>
      <text:p text:style-name="P28">Juan 14:8 <text:span text:style-name="T18">Felipe le dijo: Señor, muéstranos el Padre, y nos basta.</text:span></text:p>
      <text:p text:style-name="P30">9 <text:s/>Jesús le dijo: ¿Tanto tiempo hace que estoy con vosotros, y no me has conocido, Felipe? <text:span text:style-name="T34">El que me ha visto a mí, ha visto al Padre</text:span>; ¿cómo, pues, dices tú: Muéstranos el Padre?</text:p>
      <text:p text:style-name="P30">10 <text:s/>¿No crees que yo soy en el Padre, y el Padre en mí? Las palabras que yo os hablo, no las hablo por mi propia cuenta, sino que el Padre que mora en mí, él hace las obras.</text:p>
      <text:p text:style-name="P24"><text:span text:style-name="T29"/></text:p>
      <text:p text:style-name="P24"><text:span text:style-name="T18"/></text:p>
      <text:p text:style-name="P21"><text:span text:style-name="T18"/></text:p>
      <text:p text:style-name="P26"><text:span text:style-name="T18"/></text:p>
      <text:p text:style-name="P26"><text:span text:style-name="T18"/></text:p>
      <text:p text:style-name="P21"><text:span text:style-name="T18"/></text:p>
      <text:p text:style-name="P18"/>
      <text:p text:style-name="P18"><text:span text:style-name="T18"/></text:p>
      <text:p text:style-name="P18"><text:span text:style-name="T18"/></text:p>
      <text:p text:style-name="P5"><text:span text:style-name="T2"/></text:p>
      <text:p text:style-name="P2"/>
      <text:p text:style-name="P1"/>
      <text:p text:style-name="P1"><text:soft-page-break/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ne" svg:font-family="no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text-properties fo:language="es" fo:country="HN"/>
    </style:style>
    <style:style style:name="MT1" style:family="text">
      <style:text-properties officeooo:rsid="001bf2a0"/>
    </style:style>
    <style:style style:name="MT2" style:family="text">
      <style:text-properties fo:font-weight="bold" officeooo:rsid="001bf2a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draw:frame draw:style-name="Mfr1" draw:name="Image1" text:anchor-type="char" svg:x="0.0457in" svg:y="-0.7874in" svg:width="1.4173in" svg:height="1.4173in" draw:z-index="11"><draw:image xlink:href="Pictures/10000001000001F4000001F40C9E94A6.png" xlink:type="simple" xlink:show="embed" xlink:actuate="onLoad" draw:mime-type="image/png"/></draw:frame><text:span text:style-name="MT1"><text:tab/><text:tab/><text:tab/><text:tab/></text:span><text:span text:style-name="MT2"> La naturaleza de Dios</text:span></text:h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9:32:55.152846093</meta:creation-date>
    <dc:date>2024-11-24T13:56:25.029748605</dc:date>
    <meta:editing-duration>P1DT23M38S</meta:editing-duration>
    <meta:editing-cycles>28</meta:editing-cycles>
    <meta:generator>LibreOffice/24.2.5.2$MacOSX_AARCH64 LibreOffice_project/bffef4ea93e59bebbeaf7f431bb02b1a39ee8a59</meta:generator>
    <meta:print-date>2024-11-03T15:33:56.031037994</meta:print-date>
    <meta:document-statistic meta:table-count="0" meta:image-count="1" meta:object-count="0" meta:page-count="12" meta:paragraph-count="85" meta:word-count="2272" meta:character-count="11881" meta:non-whitespace-character-count="9619"/>
  </office:meta>
</office:document-meta>
</file>